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Arial, 'san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7d406"/>
    </style:style>
    <style:style style:name="P2" style:family="paragraph" style:parent-style-name="Standard">
      <style:text-properties fo:font-weight="bold" officeooo:rsid="002f8181" officeooo:paragraph-rsid="0034305f" style:font-weight-asian="bold" style:font-weight-complex="bold"/>
    </style:style>
    <style:style style:name="P3" style:family="paragraph" style:parent-style-name="Standard">
      <style:text-properties fo:font-weight="bold" officeooo:rsid="0034305f" officeooo:paragraph-rsid="0034305f" style:font-weight-asian="bold" style:font-weight-complex="bold"/>
    </style:style>
    <style:style style:name="P4" style:family="paragraph" style:parent-style-name="Standard">
      <style:text-properties fo:font-weight="normal" officeooo:rsid="0034305f" officeooo:paragraph-rsid="0042a0f1" style:font-weight-asian="normal" style:font-weight-complex="normal"/>
    </style:style>
    <style:style style:name="P5" style:family="paragraph" style:parent-style-name="Standard">
      <style:text-properties fo:font-weight="normal" officeooo:rsid="004d3889" officeooo:paragraph-rsid="004d3889" style:font-weight-asian="normal" style:font-weight-complex="normal"/>
    </style:style>
    <style:style style:name="P6" style:family="paragraph" style:parent-style-name="Standard">
      <style:text-properties fo:font-weight="normal" officeooo:rsid="0060efe7" officeooo:paragraph-rsid="0060efe7" style:font-weight-asian="normal" style:font-weight-complex="normal"/>
    </style:style>
    <style:style style:name="P7" style:family="paragraph" style:parent-style-name="Standard">
      <style:text-properties fo:font-weight="normal" officeooo:rsid="006845c7" officeooo:paragraph-rsid="006845c7" style:font-weight-asian="normal" style:font-weight-complex="normal"/>
    </style:style>
    <style:style style:name="P8" style:family="paragraph" style:parent-style-name="Standard">
      <style:text-properties fo:font-weight="normal" officeooo:rsid="0069ad2d" officeooo:paragraph-rsid="0069ad2d" style:font-weight-asian="normal" style:font-weight-complex="normal"/>
    </style:style>
    <style:style style:name="P9" style:family="paragraph" style:parent-style-name="Standard">
      <style:text-properties fo:font-weight="normal" officeooo:rsid="0069e6b5" officeooo:paragraph-rsid="0069e6b5" style:font-weight-asian="normal" style:font-weight-complex="normal"/>
    </style:style>
    <style:style style:name="P10" style:family="paragraph" style:parent-style-name="Standard">
      <style:text-properties fo:font-weight="normal" officeooo:rsid="006bb84f" officeooo:paragraph-rsid="006bb84f" style:font-weight-asian="normal" style:font-weight-complex="normal"/>
    </style:style>
    <style:style style:name="P11" style:family="paragraph" style:parent-style-name="Standard">
      <style:text-properties fo:font-weight="normal" officeooo:rsid="00716c94" officeooo:paragraph-rsid="00716c94" style:font-weight-asian="normal" style:font-weight-complex="normal"/>
    </style:style>
    <style:style style:name="P12" style:family="paragraph" style:parent-style-name="Standard">
      <style:text-properties fo:font-weight="normal" officeooo:rsid="007d0575" officeooo:paragraph-rsid="007d0575" style:font-weight-asian="normal" style:font-weight-complex="normal"/>
    </style:style>
    <style:style style:name="P13" style:family="paragraph" style:parent-style-name="Standard">
      <style:text-properties fo:font-weight="normal" officeooo:rsid="007dc26f" officeooo:paragraph-rsid="007dc26f" style:font-weight-asian="normal" style:font-weight-complex="normal"/>
    </style:style>
    <style:style style:name="P14" style:family="paragraph" style:parent-style-name="Standard">
      <style:text-properties fo:font-weight="normal" officeooo:rsid="0082c91d" officeooo:paragraph-rsid="0082c91d" style:font-weight-asian="normal" style:font-weight-complex="normal"/>
    </style:style>
    <style:style style:name="P15" style:family="paragraph" style:parent-style-name="Standard">
      <style:text-properties fo:font-weight="normal" officeooo:rsid="00848e54" officeooo:paragraph-rsid="00848e54" style:font-weight-asian="normal" style:font-weight-complex="normal"/>
    </style:style>
    <style:style style:name="P16" style:family="paragraph" style:parent-style-name="Standard">
      <style:text-properties fo:font-weight="normal" officeooo:rsid="008c08d7" officeooo:paragraph-rsid="008c08d7" style:font-weight-asian="normal" style:font-weight-complex="normal"/>
    </style:style>
    <style:style style:name="P17" style:family="paragraph" style:parent-style-name="Standard">
      <style:text-properties fo:font-weight="normal" officeooo:rsid="00a54ea4" officeooo:paragraph-rsid="00a54ea4" style:font-weight-asian="normal" style:font-weight-complex="normal"/>
    </style:style>
    <style:style style:name="P18" style:family="paragraph" style:parent-style-name="Standard">
      <style:text-properties fo:font-weight="normal" officeooo:rsid="00aec996" officeooo:paragraph-rsid="00aec996" style:font-weight-asian="normal" style:font-weight-complex="normal"/>
    </style:style>
    <style:style style:name="P19" style:family="paragraph" style:parent-style-name="Standard">
      <style:text-properties fo:font-weight="normal" officeooo:rsid="00d61b0f" officeooo:paragraph-rsid="00d61b0f" style:font-weight-asian="normal" style:font-weight-complex="normal"/>
    </style:style>
    <style:style style:name="P20" style:family="paragraph" style:parent-style-name="Standard">
      <style:text-properties fo:font-weight="normal" officeooo:rsid="00e177de" officeooo:paragraph-rsid="00d61b0f" style:font-weight-asian="normal" style:font-weight-complex="normal"/>
    </style:style>
    <style:style style:name="P21" style:family="paragraph" style:parent-style-name="Standard">
      <style:text-properties fo:font-weight="normal" officeooo:rsid="00e177de" officeooo:paragraph-rsid="00e80d85" style:font-weight-asian="normal" style:font-weight-complex="normal"/>
    </style:style>
    <style:style style:name="P22" style:family="paragraph" style:parent-style-name="Standard">
      <style:text-properties fo:font-weight="normal" officeooo:rsid="00ec69ba" officeooo:paragraph-rsid="00fb571a" style:font-weight-asian="normal" style:font-weight-complex="normal"/>
    </style:style>
    <style:style style:name="P23" style:family="paragraph" style:parent-style-name="Standard">
      <style:text-properties fo:font-weight="normal" officeooo:rsid="0104112c" officeooo:paragraph-rsid="0104112c" style:font-weight-asian="normal" style:font-weight-complex="normal"/>
    </style:style>
    <style:style style:name="P24" style:family="paragraph" style:parent-style-name="Standard">
      <style:text-properties fo:font-weight="normal" officeooo:rsid="0104112c" officeooo:paragraph-rsid="0120a43b" style:font-weight-asian="normal" style:font-weight-complex="normal"/>
    </style:style>
    <style:style style:name="P25" style:family="paragraph" style:parent-style-name="Standard">
      <style:text-properties fo:font-weight="normal" officeooo:rsid="01063b91" officeooo:paragraph-rsid="01063b91" style:font-weight-asian="normal" style:font-weight-complex="normal"/>
    </style:style>
    <style:style style:name="P26" style:family="paragraph" style:parent-style-name="Standard">
      <style:text-properties fo:font-weight="normal" officeooo:rsid="01095b78" officeooo:paragraph-rsid="01095b78" style:font-weight-asian="normal" style:font-weight-complex="normal"/>
    </style:style>
    <style:style style:name="P27" style:family="paragraph" style:parent-style-name="Standard">
      <style:text-properties fo:font-weight="normal" officeooo:rsid="010a6857" officeooo:paragraph-rsid="010a6857" style:font-weight-asian="normal" style:font-weight-complex="normal"/>
    </style:style>
    <style:style style:name="P28" style:family="paragraph" style:parent-style-name="Standard">
      <style:text-properties fo:font-weight="normal" officeooo:rsid="010b45f1" officeooo:paragraph-rsid="010b45f1" style:font-weight-asian="normal" style:font-weight-complex="normal"/>
    </style:style>
    <style:style style:name="P29" style:family="paragraph" style:parent-style-name="Standard">
      <style:text-properties fo:font-weight="normal" officeooo:rsid="010c3c3b" officeooo:paragraph-rsid="010c3c3b" style:font-weight-asian="normal" style:font-weight-complex="normal"/>
    </style:style>
    <style:style style:name="P30" style:family="paragraph" style:parent-style-name="Standard">
      <style:text-properties fo:font-weight="normal" officeooo:rsid="010fb14d" officeooo:paragraph-rsid="010fb14d" style:font-weight-asian="normal" style:font-weight-complex="normal"/>
    </style:style>
    <style:style style:name="P31" style:family="paragraph" style:parent-style-name="Standard">
      <style:text-properties fo:font-weight="normal" officeooo:rsid="01249ff6" officeooo:paragraph-rsid="01249ff6" style:font-weight-asian="normal" style:font-weight-complex="normal"/>
    </style:style>
    <style:style style:name="P32" style:family="paragraph" style:parent-style-name="Standard">
      <style:text-properties officeooo:rsid="004d3889" officeooo:paragraph-rsid="004d3889"/>
    </style:style>
    <style:style style:name="T1" style:family="text">
      <style:text-properties officeooo:rsid="0010cc00"/>
    </style:style>
    <style:style style:name="T2" style:family="text">
      <style:text-properties officeooo:rsid="0027d406"/>
    </style:style>
    <style:style style:name="T3" style:family="text">
      <style:text-properties officeooo:rsid="0038e331"/>
    </style:style>
    <style:style style:name="T4" style:family="text">
      <style:text-properties officeooo:rsid="0042a0f1"/>
    </style:style>
    <style:style style:name="T5" style:family="text">
      <style:text-properties officeooo:rsid="004e77fe"/>
    </style:style>
    <style:style style:name="T6" style:family="text">
      <style:text-properties officeooo:rsid="006ad4f9"/>
    </style:style>
    <style:style style:name="T7" style:family="text">
      <style:text-properties officeooo:rsid="00705ced"/>
    </style:style>
    <style:style style:name="T8" style:family="text">
      <style:text-properties officeooo:rsid="00794b6f"/>
    </style:style>
    <style:style style:name="T9" style:family="text">
      <style:text-properties officeooo:rsid="00826aef"/>
    </style:style>
    <style:style style:name="T10" style:family="text">
      <style:text-properties officeooo:rsid="00986a2a"/>
    </style:style>
    <style:style style:name="T11" style:family="text">
      <style:text-properties officeooo:rsid="00a01df8"/>
    </style:style>
    <style:style style:name="T12" style:family="text">
      <style:text-properties officeooo:rsid="00a54ea4"/>
    </style:style>
    <style:style style:name="T13" style:family="text">
      <style:text-properties officeooo:rsid="00a57229"/>
    </style:style>
    <style:style style:name="T14" style:family="text">
      <style:text-properties officeooo:rsid="00a7170f"/>
    </style:style>
    <style:style style:name="T15" style:family="text">
      <style:text-properties officeooo:rsid="00af8639"/>
    </style:style>
    <style:style style:name="T16" style:family="text">
      <style:text-properties officeooo:rsid="00afd40b"/>
    </style:style>
    <style:style style:name="T17" style:family="text">
      <style:text-properties officeooo:rsid="00d62649"/>
    </style:style>
    <style:style style:name="T18" style:family="text">
      <style:text-properties officeooo:rsid="00d6c9fd"/>
    </style:style>
    <style:style style:name="T19" style:family="text">
      <style:text-properties officeooo:rsid="00d978d0"/>
    </style:style>
    <style:style style:name="T20" style:family="text">
      <style:text-properties officeooo:rsid="00e35860"/>
    </style:style>
    <style:style style:name="T21" style:family="text">
      <style:text-properties officeooo:rsid="00e80d85"/>
    </style:style>
    <style:style style:name="T22" style:family="text">
      <style:text-properties officeooo:rsid="00ec69ba"/>
    </style:style>
    <style:style style:name="T23" style:family="text">
      <style:text-properties officeooo:rsid="00ed6ae4"/>
    </style:style>
    <style:style style:name="T24" style:family="text">
      <style:text-properties officeooo:rsid="00efb2f2"/>
    </style:style>
    <style:style style:name="T25" style:family="text">
      <style:text-properties officeooo:rsid="0111a6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ILIPSI</text:p>
      <text:p text:style-name="P1"/>
      <text:p text:style-name="P1"><text:span text:style-name="T1">Ta ad-hoc diktua exoun ginei pleon enas polu simantikos tupos duktiou pou exei olo kai perissoteres efarmoges me to perasma twn xronwn. Efarmoges opws linkTo→Vehicular ad hoc networks (VANETs), <text:s/>Smartphone ad hoc networks (SPANs), army tactical MANETs kai alles polles [src wiki </text:span><text:a xlink:type="simple" xlink:href="https://en.wikipedia.org/wiki/Wireless_ad_hoc_network" text:style-name="Internet_20_link" text:visited-style-name="Visited_20_Internet_20_Link">https://en.wikipedia.org/wiki/Wireless_ad_hoc_network</text:a><text:span text:style-name="T1">]. Ostoso ta ad hoc duktia exoun duo basika problimata. To prwto einai oti den exoun prola8orismeni topologiki upodomi, opws gia paradeigma ta routers sta ensurmata duktia kai to deutero einai oti I energia tou ka8e kombou den einai aperioristi alla periorizetai sthn energeia pou mporei na dwsei I mpataria tou. Etsi ena megalo kommati tis ereunas asxoleitai me auta ta duo problimata twn ad hoc diktuwn. </text:span></text:p>
      <text:p text:style-name="P1"/>
      <text:p text:style-name="P1"/>
      <text:p text:style-name="P32">Sth sugkekrimeni <text:span text:style-name="T2">diplwmatiki ergasia </text:span>8a proteinw tropous gia thn dimiourgia mias domis (backbone) apo kombous tou diktuou h opoia <text:span text:style-name="T2">8a beltiwsei thn metafora twn munimatwn mesa sto duktio kai na e3eikonomisei energeia apo tous upoloipous kombous tou diktuou.</text:span></text:p>
      <text:p text:style-name="P32"/>
      <text:p text:style-name="P1"><text:span text:style-name="T2">Sth sugkekrimeni diplwmatiki ergasia 8a asxoli8w me to pws na dimiourgisw mia domi (backbone) mesa se ena uparxon ad hoc diktuo <text:s/>h opoia 8a beltiwsei thn metafora twn munimatwn mesa sto duktio kai na e3eikonomisei energeia apo tous upoloipous kombous tou diktuou.</text:span></text:p>
      <text:p text:style-name="P1"/>
      <text:p text:style-name="P2">ABSTRACT</text:p>
      <text:p text:style-name="P2"/>
      <text:p text:style-name="P4">Ad hoc networks are very important<text:span text:style-name="T3"> with many implementations </text:span>in nowadays, <text:span text:style-name="T4">like <text:s/>Vehicular ad hoc networks (VANETs), <text:s/>Smartphone ad hoc networks (SPANs), army tactical MANETs and much more. Nevertheless ad hoc networks have two main problems. First is that ad hoc networks does not have a pre-exisxting infastructure like routes and second work with batteries so does not have unlimited energy. So there is an amount part of research that deals with these two problems of ad hoc networks.</text:span></text:p>
      <text:p text:style-name="P4"/>
      <text:p text:style-name="P6">In this thesis, I work in multilayer ad hoc networks. </text:p>
      <text:p text:style-name="P4"/>
      <text:p text:style-name="P5">In this thesis, <text:span text:style-name="T5">I propose two different ways of creating an infrastructure (backbone) in the ad hoc network which will improve communication between nodes and will be energy efficient for the rest of the nodes.</text:span></text:p>
      <text:p text:style-name="P5"/>
      <text:p text:style-name="P16">Dominating <text:span text:style-name="T12">S</text:span>et <text:span text:style-name="T13">(DS)</text:span> of a network is a subset of nodes <text:span text:style-name="T18">(dominators) </text:span>which all other nodes <text:span text:style-name="T19">(dominatees)</text:span> <text:span text:style-name="T10">are</text:span> adjacent to at least one node in <text:span text:style-name="T10">the </text:span>set. <text:span text:style-name="T11">To find a dominating set of a network is an NP-complete decision problem. </text:span></text:p>
      <text:p text:style-name="P16"/>
      <text:p text:style-name="P17">Connected <text:span text:style-name="T14">Dominating Set (CDS) of a network is same as DS with the difference that all nodes in the set can reach any other node in the DS. </text:span></text:p>
      <text:p text:style-name="P17"/>
      <text:p text:style-name="P18">Minimum Connected Dominating Set <text:span text:style-name="T16">(MCDS)</text:span> <text:span text:style-name="T15">of a network is alike CDS with the smallest number of nodes in it of all CDSs.</text:span></text:p>
      <text:p text:style-name="P5"/>
      <text:p text:style-name="P19">Robust Dominating Set of a network is <text:span text:style-name="T17">like DS but all nodes rely on M different dominators and all dominators have neughbors at least K dominators.</text:span></text:p>
      <text:p text:style-name="P20"/>
      <text:p text:style-name="P21">A multi-layer network with n layers is a set of pairs (G,<text:span text:style-name="T20">E</text:span>) <text:span text:style-name="T20">for every layer. Each node can have intralayer neighbors (neighbors in same layer) and interlayer neighbors (neighbors in different layers). </text:span></text:p>
      <text:p text:style-name="P21"><text:span text:style-name="T21"><text:s/></text:span></text:p>
      <text:p text:style-name="P22"><text:soft-page-break/>Power Community Index (PCI) is a local metric for nodes of <text:span text:style-name="T24">the </text:span>network. <text:span text:style-name="T23">The PCI index of a node is k if have at least k neighbors with degree greater than or equal to k. </text:span></text:p>
      <text:p text:style-name="P22"/>
      <text:p text:style-name="P22"><text:span text:style-name="T23">In this thesis, I use 8 different types of PCI and the degree of the node as metrics for the importance of each node in the network. This metrics are:</text:span></text:p>
      <text:p text:style-name="P22"/>
      <text:p text:style-name="P23">Degree: <text:span text:style-name="T25">In graphs degree of a node or vertex is the number of edges that lied to. Degree is the simplest of 9 metrics.</text:span></text:p>
      <text:p text:style-name="P23"/>
      <text:p text:style-name="P24">Single-Layer PCI: <text:span text:style-name="T22">Power Community Index (PCI) is a local metric for nodes of the network. The PCI index of a node is k if have at least k neighbors with degree greater than or equal to k. </text:span></text:p>
      <text:p text:style-name="P23"/>
      <text:p text:style-name="P31">All other types of PCI is for multi-layer networks.</text:p>
      <text:p text:style-name="P23"/>
      <text:p text:style-name="P25">Layer-Agnostic PCI: </text:p>
      <text:p text:style-name="P25"/>
      <text:p text:style-name="P26">Minimal-Layer PCI:</text:p>
      <text:p text:style-name="P26"/>
      <text:p text:style-name="P27">Layer-Symmetric PCI:</text:p>
      <text:p text:style-name="P27"/>
      <text:p text:style-name="P28">All-Layer PCI:<text:line-break/></text:p>
      <text:p text:style-name="P29">Exhaustive PCI:</text:p>
      <text:p text:style-name="P29"/>
      <text:p text:style-name="P30">Cross-Layer PCI:</text:p>
      <text:p text:style-name="P30"/>
      <text:p text:style-name="P30">New PCI:</text:p>
      <text:p text:style-name="P5"/>
      <text:p text:style-name="P5"/>
      <text:p text:style-name="P5"/>
      <text:p text:style-name="P7">1) Dominating sets</text:p>
      <text:p text:style-name="P8">2) Minimum Dominating set</text:p>
      <text:p text:style-name="P9">3) Multilayer ad hoc network<text:span text:style-name="T6">s</text:span></text:p>
      <text:p text:style-name="P10">4) <text:span text:style-name="T7">PCI metrics</text:span></text:p>
      <text:p text:style-name="P11">5) <text:span text:style-name="T8">Summary of three algorithms</text:span></text:p>
      <text:p text:style-name="P12">6) Write algorithms implementations</text:p>
      <text:p text:style-name="P13">7) <text:span text:style-name="T9">Results of algorithms</text:span></text:p>
      <text:p text:style-name="P14">8) Framework of analysing input networks</text:p>
      <text:p text:style-name="P15">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Arial, 'san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4:10:58.618226631</meta:creation-date>
    <dc:date>2020-07-20T17:59:45.246001524</dc:date>
    <meta:editing-duration>PT3H17M1S</meta:editing-duration>
    <meta:editing-cycles>115</meta:editing-cycles>
    <meta:generator>LibreOffice/6.0.7.3$Linux_X86_64 LibreOffice_project/00m0$Build-3</meta:generator>
    <meta:document-statistic meta:table-count="0" meta:image-count="0" meta:object-count="0" meta:page-count="2" meta:paragraph-count="35" meta:word-count="647" meta:character-count="3861" meta:non-whitespace-character-count="3233"/>
  </office:meta>
</office:document-meta>
</file>